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1043in" fo:margin-right="0.0311in" fo:margin-top="0.3126in" fo:margin-bottom="0.0311in" style:contextual-spacing="false" fo:line-height="100%" fo:orphans="0" fo:widows="0" fo:text-indent="0in" style:auto-text-indent="false" style:writing-mode="lr-tb"/>
    </style:style>
    <style:style style:name="P2" style:family="paragraph" style:parent-style-name="Standard">
      <style:paragraph-properties fo:margin-left="0.3937in" fo:margin-right="0.3937in" fo:margin-top="0in" fo:margin-bottom="0in" style:contextual-spacing="false" fo:line-height="100%" fo:orphans="0" fo:widows="0" fo:text-indent="0in" style:auto-text-indent="false" style:writing-mode="lr-tb"/>
      <style:text-properties fo:font-weight="bold" style:font-weight-asian="bold" style:font-weight-complex="bold"/>
    </style:style>
    <style:style style:name="P3" style:family="paragraph" style:parent-style-name="Standard">
      <style:paragraph-properties fo:margin-left="0.3937in" fo:margin-right="0.3937in" fo:margin-top="0.1665in" fo:margin-bottom="0in" style:contextual-spacing="false" fo:line-height="100%" fo:orphans="0" fo:widows="0" fo:text-indent="0in" style:auto-text-indent="false" style:writing-mode="lr-tb"/>
      <style:text-properties fo:font-weight="bold" style:font-weight-asian="bold" style:font-weight-complex="bold"/>
    </style:style>
    <style:style style:name="P4" style:family="paragraph" style:parent-style-name="Standard">
      <style:paragraph-properties fo:margin-left="0.3937in" fo:margin-right="0.3937in" fo:margin-top="0.1665in" fo:margin-bottom="0in" style:contextual-spacing="false" fo:line-height="100%" fo:orphans="0" fo:widows="0" fo:text-indent="0in" style:auto-text-indent="false" style:writing-mode="lr-tb"/>
      <style:text-properties style:font-name="Arial" fo:font-size="11pt" officeooo:rsid="00013f77" officeooo:paragraph-rsid="00013f77" style:letter-kerning="false" style:font-size-asian="11pt" style:font-name-complex="Arial1" style:font-size-complex="11pt"/>
    </style:style>
    <style:style style:name="P5" style:family="paragraph" style:parent-style-name="Text_20_body">
      <style:paragraph-properties fo:margin-left="0.3937in" fo:margin-right="0.3937in" fo:margin-top="0.1665in" fo:margin-bottom="0in" style:contextual-spacing="false" fo:line-height="100%" fo:orphans="0" fo:widows="0" fo:text-indent="0in" style:auto-text-indent="false" style:writing-mode="lr-tb"/>
      <style:text-properties style:font-name="Arial" fo:font-size="11pt" officeooo:rsid="00013f77" officeooo:paragraph-rsid="00013f77" style:letter-kerning="false" style:font-size-asian="11pt" style:font-name-complex="Arial1" style:font-size-complex="11pt"/>
    </style:style>
    <style:style style:name="P6" style:family="paragraph" style:parent-style-name="Text_20_body">
      <style:paragraph-properties fo:margin-left="0in" fo:margin-right="0in" fo:margin-top="0.1665in" fo:margin-bottom="0in" style:contextual-spacing="false" fo:line-height="100%" fo:orphans="2" fo:widows="2" fo:text-indent="0in" style:auto-text-indent="false"/>
      <style:text-properties style:font-name="Arial" fo:font-size="11pt" officeooo:rsid="00013f77" style:letter-kerning="false" style:font-size-asian="11pt" style:font-name-complex="Arial1" style:font-size-complex="11pt"/>
    </style:style>
    <style:style style:name="P7" style:family="paragraph" style:parent-style-name="Standard">
      <style:paragraph-properties fo:margin-left="0in" fo:margin-right="0in" fo:margin-top="0.0417in" fo:margin-bottom="0in" style:contextual-spacing="false" fo:line-height="100%" fo:text-align="end" style:justify-single-word="false" fo:orphans="0" fo:widows="0" fo:text-indent="0in" style:auto-text-indent="false" style:writing-mode="lr-tb"/>
      <style:text-properties style:font-name="Arial" fo:font-size="10pt" fo:font-weight="bold" style:letter-kerning="false" style:font-size-asian="10pt" style:font-weight-asian="bold" style:font-name-complex="Arial1" style:font-size-complex="10pt" style:font-weight-complex="bold"/>
    </style:style>
    <style:style style:name="P8" style:family="paragraph" style:parent-style-name="Standard">
      <style:paragraph-properties fo:margin-left="0in" fo:margin-right="0in" fo:margin-top="0.0417in" fo:margin-bottom="0in" style:contextual-spacing="false" fo:line-height="100%" fo:text-align="end" style:justify-single-word="false" fo:orphans="0" fo:widows="0" fo:text-indent="0in" style:auto-text-indent="false" style:writing-mode="lr-tb"/>
      <style:text-properties style:font-name="Arial" fo:font-size="10pt" fo:font-weight="bold" officeooo:rsid="0002dba6" officeooo:paragraph-rsid="0002dba6" style:letter-kerning="false" style:font-size-asian="10pt" style:font-weight-asian="bold" style:font-name-complex="Arial1" style:font-size-complex="10pt" style:font-weight-complex="bold"/>
    </style:style>
    <style:style style:name="P9" style:family="paragraph" style:parent-style-name="Standard">
      <style:paragraph-properties fo:margin-left="0.3937in" fo:margin-right="0.3937in" fo:margin-top="0.1665in" fo:margin-bottom="0in" style:contextual-spacing="false" fo:line-height="100%" fo:orphans="0" fo:widows="0" fo:text-indent="0in" style:auto-text-indent="false" style:writing-mode="lr-tb"/>
      <style:text-properties officeooo:rsid="0001ba3f" officeooo:paragraph-rsid="0001ba3f"/>
    </style:style>
    <style:style style:name="P10" style:family="paragraph" style:parent-style-name="Standard">
      <style:paragraph-properties fo:margin-left="0.3937in" fo:margin-right="0.3937in" fo:margin-top="0.1665in" fo:margin-bottom="0in" style:contextual-spacing="false" fo:line-height="100%" fo:orphans="0" fo:widows="0" fo:text-indent="0in" style:auto-text-indent="false" style:writing-mode="lr-tb"/>
      <style:text-properties officeooo:rsid="00028483" officeooo:paragraph-rsid="00028483"/>
    </style:style>
    <style:style style:name="P11" style:family="paragraph" style:parent-style-name="Standard">
      <style:paragraph-properties fo:margin-left="0in" fo:margin-right="0in" fo:margin-top="0in" fo:margin-bottom="0in" style:contextual-spacing="false" fo:line-height="100%" fo:orphans="0" fo:widows="0" fo:text-indent="0in" style:auto-text-indent="false" fo:padding="0in" fo:border="none" style:writing-mode="lr-tb"/>
    </style:style>
    <style:style style:name="T1" style:family="text">
      <style:text-properties fo:color="#000000" loext:opacity="100%" style:font-name="Arial" fo:font-size="13.5pt" fo:font-weight="bold" style:letter-kerning="false" style:font-size-asian="13.5pt" style:font-weight-asian="bold" style:font-name-complex="Arial1" style:font-size-complex="13.5pt" style:font-weight-complex="bold"/>
    </style:style>
    <style:style style:name="T2" style:family="text">
      <style:text-properties style:font-name="Arial" fo:font-size="11pt" style:letter-kerning="false" style:font-size-asian="11pt" style:font-name-complex="Arial1" style:font-size-complex="11pt"/>
    </style:style>
    <style:style style:name="T3" style:family="text">
      <style:text-properties officeooo:rsid="0001ba3f"/>
    </style:style>
    <style:style style:name="T4" style:family="text">
      <style:text-properties style:font-name="Arial" fo:font-size="10pt" fo:font-weight="bold" style:letter-kerning="false" style:font-size-asian="10pt" style:font-weight-asian="bold" style:font-name-complex="Arial1" style:font-size-complex="10pt" style:font-weight-complex="bold"/>
    </style:style>
    <style:style style:name="T5" style:family="text">
      <style:text-properties style:font-name="Arial" fo:font-size="11pt" fo:language="en" fo:country="US" style:letter-kerning="false" style:font-size-asian="11pt" style:language-asian="en" style:country-asian="US" style:font-name-complex="Arial1" style:font-size-complex="11pt"/>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background-color="#ffffff" style:background-transparency="100%" draw:fill="solid" draw:fill-color="#ffffff" draw:opacity="0%"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Q1.</text:span><text:span text:style-name="T1"/></text:p>
      <text:p text:style-name="P2"><text:span text:style-name="T2">Supermarkets often gather information about their customers and the purchases that they make. This information can be analysed by the supermarket and other companies for a range of purposes.</text:span></text:p>
      <text:p text:style-name="P3"><text:span text:style-name="T2">Some of the information is collected at the checkout, where the identity of the person is read from a loyalty or payment card using RFID (radio-frequency identification) and a barcode reader is used to identify the products being purchased.</text:span></text:p>
      <text:p text:style-name="P3"><text:span text:style-name="T2">By analysing the purchases that a shopper has made, it might be possible to identify such things as whether the shopper has children, is pregnant, or lives in a house with a garden. Other types of analysis might include the amount of money a customer spends, the times that they choose to shop at and the differences in shopping habits of different groups of shoppers.</text:span></text:p>
      <text:p text:style-name="P3"><text:span text:style-name="T2">Describe the principles of operation of the hardware used to collect the information </text:span><text:span text:style-name="T2">and</text:span><text:span text:style-name="T2"> discuss some of the ethical and legal issues that might arise as a result of the capture and processing of this data.</text:span></text:p>
      <text:p text:style-name="P3"><text:span text:style-name="T2">In your answer you will be assessed on your ability to follow a line of reasoning to produce a coherent, relevant and structured response.</text:span></text:p>
      <text:p text:style-name="P4" loext:marker-style-name="T2">RFID:</text:p>
      <text:p text:style-name="P4" loext:marker-style-name="T2">An payment card with an RFID tag can be scanned using an RFID scanner. When a tag gets close enough to a reader, radio waves from the reader induce a current in the taf and this current is enough to power the RFID tag to transmit its unique code. The reader recieves the code and checks against a database to decide what to do, in this case go ahead with the payment. This can also be used to loyalty cards which can also tell the shop how frequently that person shops there.</text:p>
      <text:p text:style-name="P4" loext:marker-style-name="T2">Barcode:</text:p>
      <text:p text:style-name="P4" loext:marker-style-name="T2">A barcode would be scanned by a barcode reader, a reader uses sensors to detect different intensities of light when it shines on either the black or the white. Then using an analogue to digital converter it is then converted to digital. The contents of the barcode are then checked against a database to see what the item is, so if a barcode is for a garden chair, this will be reflected in the database.</text:p>
      <text:p text:style-name="P4" loext:marker-style-name="T2">Legal and ehtical issues:</text:p>
      <text:p text:style-name="P5" loext:marker-style-name="T2">One of the issues is that customers may not be aware their data is being used to make sensitive inferences, and many do not explicitly consent to this beyond transaction processing. This lack of transparency undermines customer <text:span text:style-name="T3">privacy</text:span> and violates the ethical principle of informed consent. The intrusion into personal life is particularly troubling when retailers infer private information like health conditions or family status, creating a surveillance culture where personal decisions are constantly monitored. There is also a risk of discrimination, as different customer groups could be targeted with different prices or marketing based on their inferred characteristics, potentially exploiting vulnerable populations. The security of detailed customer profiles is another major concern, as this data could be extremely valuable to criminals if databases are breached, and there is a significant risk of data being sold to third parties such as insurance companies without proper consent. From a legal standpoint, <text:span text:style-name="T3">retailers must agree that it</text:span> requires a lawful basis for processing personal data and explicit consent for special <text:soft-page-break/>category data such as health information. Data must be processed fairly, lawfully, and transparently, with organizations only collecting data that is adequate, relevant, and limited to what's necessary for the stated purpose. Customers also have legal rights including the right to access their data, <text:span text:style-name="T3">have a right to their privacy and be able to not be involved</text:span>. While analy<text:span text:style-name="T3">s</text:span>ing shopper data offers business benefits, retailers must balance these against fundamental rights to privacy and data protection, implementing robust governance frameworks and transparent policies to ensure compliance and ethical responsibility.</text:p>
      <text:p text:style-name="P6"/>
      <text:p text:style-name="P4" loext:marker-style-name="T2"/>
      <text:p text:style-name="P7" loext:marker-style-name="T4">(Total 12 marks)</text:p>
      <text:p text:style-name="P8" loext:marker-style-name="T4">Level 4 Answer</text:p>
      <text:p text:style-name="P1" loext:marker-style-name="T1"><text:span text:style-name="T1">Q2.</text:span><text:span text:style-name="T1"/></text:p>
      <text:p text:style-name="P2"><text:span text:style-name="T2">Describe the principles of operation of a laser printer.</text:span></text:p>
      <text:p text:style-name="P9" loext:marker-style-name="T2"><text:span text:style-name="T2">Initially, a printer is first sent a signal with data to be printed out, the printer then checks its status to make sure nothing else is currently going on. Then to begin the printing process the printer drum is given a negative charge, then a laser beam which shine sat a rotating mirror shines across certain sections of the drum removing its charge so areas which match the image to be printed are still there. Then the drum is coated with the toner which is negatively charged and it only sticks to the positively charged parts of thhe drum. Then a sheet of paper is rolled over the drum and then the paper and toner are heated up causing the toner to stick to the page like ink and then it rolls through the printer to let the paper cool and a lamp is used to remove the remaining electric charge from the drum. IF colour is used then the toner section is repeated 4 times.</text:span></text:p>
      <text:p text:style-name="P7" loext:marker-style-name="T4">(Total 6 marks)</text:p>
      <text:p text:style-name="P8" loext:marker-style-name="T4">Level 3 Answer</text:p>
      <text:p text:style-name="P1" loext:marker-style-name="T1"><text:span text:style-name="T1">Q3.</text:span><text:span text:style-name="T1"/></text:p>
      <text:p text:style-name="P2"><text:span text:style-name="T2">Cameras within a taxi take still images once every second for security purposes.</text:span></text:p>
      <text:p text:style-name="P2"><text:span text:style-name="T2">The images are compressed using run-length encoding and stored on a flash memory card within the camera.</text:span></text:p>
      <text:p text:style-name="P3"><text:span text:style-name="T2">Describe how a digital image could be captured by a digital camera and compressed using run-length encoding.</text:span></text:p>
      <text:p text:style-name="P10" loext:marker-style-name="T2"><text:span text:style-name="T2">An digital image is captured in a camera by, pressing the button to take the picture which causes the shutter within the camera to open allowing light to pass into the lens usually through a bayer filter which splits the light into red green or blue channels for each pixel, through the lens the light is focused onto sensors which convert the light into volatage, then using a analoue to digital converter the voltage is converted into a fixed binary value for each pixel. This binary value is then stored in memory as a bitmap, where each pixel is represented by a set number of bits depending on colour depth. Run length encoding works by identifying sequences/patterns of consecuitive pixels with the same value and then istead of storing each pixel value individually, the data is stored as a pair consisting f the value and how many time sit repeats which reduces the amount of data required to represent and image.</text:span></text:p>
      <text:p text:style-name="P7" loext:marker-style-name="T4">(Total 6 marks)</text:p>
      <text:p text:style-name="P8" loext:marker-style-name="T4">Level 3 Answ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iberation Sans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iberation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6%" fo:text-align="start" style:justify-single-word="false" fo:orphans="2" fo:widows="2" fo:hyphenation-ladder-count="no-limit" fo:hyphenation-keep="page" loext:hyphenation-keep-type="column" loext:hyphenation-keep-line="true" style:vertical-align="auto"/>
      <style:text-properties style:font-name="Aptos" fo:font-family="Aptos" style:font-family-generic="roman" style:font-pitch="variable" fo:font-size="12pt" fo:language="en" fo:country="GB" style:letter-kerning="tru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ans" style:font-family-complex="'Liberation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ans" style:font-family-complex="'Liberation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 style:font-family-complex="'Liberation Sans'" style:font-family-generic-complex="swiss"/>
    </style:style>
    <style:style style:name="Heading_20_1" style:display-name="Heading 1" style:family="paragraph" style:parent-style-name="Standard" style:next-style-name="Standard" style:default-outline-level="1" style:list-style-name="" style:class="chapter">
      <style:paragraph-properties fo:margin-left="0in" fo:margin-right="0in" fo:margin-top="0in" fo:margin-bottom="0in" style:contextual-spacing="false" fo:line-height="100%" fo:text-align="start" style:justify-single-word="false" fo:orphans="0" fo:widows="0" fo:text-indent="0in" style:auto-text-indent="false" style:vertical-align="auto"/>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Heading_20_2" style:display-name="Heading 2" style:family="paragraph" style:parent-style-name="Standard" style:next-style-name="Standard" style:default-outline-level="2" style:list-style-name="" style:class="chapter">
      <style:paragraph-properties fo:margin-left="0in" fo:margin-right="0in" fo:margin-top="0in" fo:margin-bottom="0in" style:contextual-spacing="false" fo:line-height="100%" fo:text-align="start" style:justify-single-word="false" fo:orphans="0" fo:widows="0" fo:text-indent="0in" style:auto-text-indent="false" style:vertical-align="auto"/>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Heading_20_3" style:display-name="Heading 3" style:family="paragraph" style:parent-style-name="Standard" style:next-style-name="Standard" style:default-outline-level="3" style:list-style-name="" style:class="chapter">
      <style:paragraph-properties fo:margin-left="0in" fo:margin-right="0in" fo:margin-top="0in" fo:margin-bottom="0in" style:contextual-spacing="false" fo:line-height="100%" fo:text-align="start" style:justify-single-word="false" fo:orphans="0" fo:widows="0" fo:text-indent="0in" style:auto-text-indent="false" style:vertical-align="auto"/>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Heading_20_4" style:display-name="Heading 4" style:family="paragraph" style:parent-style-name="Standard" style:next-style-name="Standard" style:default-outline-level="4" style:list-style-name="" style:class="chapter">
      <style:paragraph-properties fo:margin-left="0in" fo:margin-right="0in" fo:margin-top="0in" fo:margin-bottom="0in" style:contextual-spacing="false" fo:line-height="100%" fo:text-align="start" style:justify-single-word="false" fo:orphans="0" fo:widows="0" fo:text-indent="0in" style:auto-text-indent="false" style:vertical-align="auto"/>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Heading_20_5" style:display-name="Heading 5" style:family="paragraph" style:parent-style-name="Standard" style:next-style-name="Standard" style:default-outline-level="5" style:list-style-name="" style:class="chapter">
      <style:paragraph-properties fo:margin-left="0in" fo:margin-right="0in" fo:margin-top="0in" fo:margin-bottom="0in" style:contextual-spacing="false" fo:line-height="100%" fo:text-align="start" style:justify-single-word="false" fo:orphans="0" fo:widows="0" fo:text-indent="0in" style:auto-text-indent="false" style:vertical-align="auto"/>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Heading_20_6" style:display-name="Heading 6" style:family="paragraph" style:parent-style-name="Standard" style:next-style-name="Standard" style:default-outline-level="6" style:list-style-name="" style:class="chapter">
      <style:paragraph-properties fo:margin-left="0in" fo:margin-right="0in" fo:margin-top="0in" fo:margin-bottom="0in" style:contextual-spacing="false" fo:line-height="100%" fo:text-align="start" style:justify-single-word="false" fo:orphans="0" fo:widows="0" fo:text-indent="0in" style:auto-text-indent="false" style:vertical-align="auto"/>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Normal_20_Table_20__28_WW_29_" style:display-name="Normal Table (WW)" style:family="paragraph">
      <style:paragraph-properties fo:margin-top="0in" fo:margin-bottom="0.111in" style:contextual-spacing="false" fo:line-height="116%" fo:text-align="start" style:justify-single-word="false" fo:orphans="2" fo:widows="2" style:vertical-align="auto"/>
      <style:text-properties style:font-name="Aptos" fo:font-family="Aptos" style:font-family-generic="roman" style:font-pitch="variable" fo:font-size="12pt" fo:language="en" fo:country="GB" style:letter-kerning="tru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Aptos Display" fo:font-family="'Aptos Display'"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Aptos Display" fo:font-family="'Aptos Display'"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Aptos Display" fo:font-family="'Aptos Display'"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size-asian="11pt" style:font-weight-asian="bold" style:font-name-complex="Times New Roman1" style:font-family-complex="'Times New Roman'" style:font-family-generic-complex="system" style:font-pitch-complex="variable" style:font-size-complex="11pt"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in" fo:margin-right="0in" fo:margin-top="0.3937in" fo:margin-bottom="0in" style:contextual-spacing="false" fo:line-height="0.0138in" fo:orphans="0" fo:widows="0" fo:text-indent="0in" style:auto-text-indent="false" style:writing-mode="lr-tb"/>
      <style:text-properties style:font-name="Times New Roman" style:letter-kerning="false"/>
    </style:style>
    <style:style style:name="MP2" style:family="paragraph" style:parent-style-name="Standard">
      <style:paragraph-properties fo:margin-left="0in" fo:margin-right="0in" fo:margin-top="0in" fo:margin-bottom="0in" style:contextual-spacing="false" fo:line-height="100%" fo:orphans="0" fo:widows="0" fo:text-indent="0in" style:auto-text-indent="false" fo:padding="0in" fo:border="none" style:writing-mode="lr-tb"/>
    </style:style>
    <style:style style:name="MT1" style:family="text">
      <style:text-properties style:font-name="Times New Roman" style:letter-kerning="false"/>
    </style:style>
    <style:style style:name="MT2" style:family="text">
      <style:text-properties style:font-name="Arial" fo:font-size="11pt" style:letter-kerning="false" style:font-size-asian="11pt" style:font-name-complex="Arial1" style:font-size-complex="11pt"/>
    </style:style>
    <style:style style:name="MT3" style:family="text">
      <style:text-properties style:font-name="Arial" fo:font-size="11pt" fo:language="en" fo:country="US" style:letter-kerning="false" style:font-size-asian="11pt" style:language-asian="en" style:country-asian="US" style:font-name-complex="Arial1" style:font-size-complex="11pt"/>
    </style:style>
    <style:style style:name="M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5902in" fo:margin-bottom="0.5902in" fo:margin-left="0.9839in" fo:margin-right="0.3937in" style:writing-mode="lr-tb" style:layout-grid-color="#c0c0c0" style:layout-grid-lines="267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draw:frame draw:style-name="Mfr1" draw:name="Frame1" text:anchor-type="paragraph" svg:x="3.6189in" svg:y="11.0346in" draw:z-index="1"><draw:text-box fo:min-height="0in" fo:min-width="0.0161in"><text:p text:style-name="MP2" loext:marker-style-name="MT2"><text:span text:style-name="MT2">Page </text:span><text:span text:style-name="MT3"><text:page-number text:select-page="current">2</text:page-number></text:span><text:span text:style-name="MT2"><text:s/>of </text:span><text:span text:style-name="MT3"><text:page-count>2</text:page-count></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escription>Created by the \'abHTML to RTF .Net\'bb 5.8.2.9</dc:description>
    <meta:creation-date>2025-02-04T00:11:00</meta:creation-date>
    <dc:date>2026-02-02T14:47:45.987355205</dc:date>
    <meta:editing-cycles>3</meta:editing-cycles>
    <meta:editing-duration>PT12M30S</meta:editing-duration>
    <meta:generator>LibreOffice/25.8.3.2$Linux_X86_64 LibreOffice_project/580$Build-2</meta:generator>
    <meta:document-statistic meta:table-count="0" meta:image-count="0" meta:object-count="0" meta:page-count="2" meta:paragraph-count="27" meta:word-count="1031" meta:character-count="6071" meta:non-whitespace-character-count="5067"/>
    <meta:user-defined meta:name="Operator">Tromans, James</meta:user-defined>
  </office:meta>
</office:document-meta>
</file>